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SystemUIFont" svg:font-family="AppleSystemUIFont"/>
    <style:font-face style:name="Arial1" svg:font-family="Arial"/>
    <style:font-face style:name="Arial Unicode MS1" svg:font-family="'Arial Unicode MS'"/>
    <style:font-face style:name="Liberation Sans1" svg:font-family="'Liberation Sans'"/>
    <style:font-face style:name="AppleSystemUIFont1" svg:font-family="AppleSystemUIFon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79cm" fo:min-width="9.88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723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7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7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9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38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7cm" fo:min-width="15.25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41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4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2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5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2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0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02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9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9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2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17cm" svg:stroke-color="#000080" draw:stroke-linejoin="miter" svg:stroke-linecap="butt" draw:fill="none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3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0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64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67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7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9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9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56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1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35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37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3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9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7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8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7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9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3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44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7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9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</style:style>
    <style:style style:name="T1" style:family="text">
      <style:text-properties fo:color="#000000" style:font-name="Arial1" fo:font-size="24.7999992370605pt" fo:font-weight="bold" style:font-size-asian="24.7999992370605pt" style:font-name-complex="Arial1" style:font-size-complex="24.7999992370605pt" style:font-weight-complex="bold"/>
    </style:style>
    <style:style style:name="T2" style:family="text">
      <style:text-properties fo:color="#3465a4" style:font-name="Liberation Sans1" fo:font-size="9pt" style:text-underline-style="solid" style:text-underline-width="auto" style:text-underline-color="font-color" style:font-size-asian="9pt" style:font-name-complex="Liberation Sans1" style:font-size-complex="9pt"/>
    </style:style>
    <style:style style:name="T3" style:family="text">
      <style:text-properties fo:color="#000000" style:font-name="Liberation Sans1" fo:font-size="9pt" style:font-size-asian="9pt" style:font-name-complex="Liberation Sans1" style:font-size-complex="9pt"/>
    </style:style>
    <style:style style:name="T4" style:family="text">
      <style:text-properties fo:color="#000080" style:font-name="Liberation Sans1" fo:font-size="9pt" style:font-size-asian="9pt" style:font-name-complex="Liberation Sans1" style:font-size-complex="9pt"/>
    </style:style>
    <style:style style:name="T5" style:family="text">
      <style:text-properties fo:color="#000000" style:font-name="Liberation Sans1" fo:font-size="9pt" style:text-underline-style="none" style:font-size-asian="9pt" style:font-name-complex="Liberation Sans1" style:font-size-complex="9pt"/>
    </style:style>
    <style:style style:name="T6" style:family="text">
      <style:text-properties fo:color="#000000" style:font-name="Arial1" fo:font-size="14.3999996185303pt" fo:font-weight="bold" style:font-size-asian="14.3999996185303pt" style:font-name-complex="Arial1" style:font-size-complex="14.3999996185303pt" style:font-weight-complex="bold"/>
    </style:style>
    <style:style style:name="T7" style:family="text">
      <style:text-properties fo:color="#ffffff" style:font-name="Liberation Sans1" fo:font-size="10pt" style:font-size-asian="10pt" style:font-name-complex="Liberation Sans1" style:font-size-complex="10pt"/>
    </style:style>
    <style:style style:name="T8" style:family="text">
      <style:text-properties fo:color="#000000" style:font-name="Liberation Sans1" fo:font-size="10pt" fo:font-weight="bold" style:font-size-asian="10pt" style:font-name-complex="Liberation Sans1" style:font-size-complex="10pt" style:font-weight-complex="bold"/>
    </style:style>
    <style:style style:name="T9" style:family="text">
      <style:text-properties fo:color="#000000" style:font-name="Liberation Sans1" fo:font-size="10pt" style:font-size-asian="10pt" style:font-name-complex="Liberation Sans1" style:font-size-complex="10pt"/>
    </style:style>
    <style:style style:name="T10" style:family="text">
      <style:text-properties fo:color="#ffffff" style:font-name="Liberation Sans1" fo:font-size="10pt" style:font-size-asian="10pt" style:font-name-complex="Liberation Sans1" style:font-size-complex="10pt" style:text-scale="99%"/>
    </style:style>
    <style:style style:name="T11" style:family="text">
      <style:text-properties fo:color="#000000" style:font-name="Arial Unicode MS1" fo:font-size="10pt" style:font-size-asian="10pt" style:font-name-complex="Arial Unicode MS1" style:font-size-complex="10pt"/>
    </style:style>
    <style:style style:name="T12" style:family="text">
      <style:text-properties fo:color="#3465a4" style:font-name="Liberation Sans1" fo:font-size="9pt" style:font-size-asian="9pt" style:font-name-complex="Liberation Sans1" style:font-size-complex="9pt"/>
    </style:style>
    <style:style style:name="T13" style:family="text">
      <style:text-properties fo:color="#000000" style:font-name="Liberation Sans1" fo:font-size="9pt" style:font-name-asian="AppleSystemUIFont" style:font-size-asian="9pt" style:font-name-complex="Liberation San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frame draw:style-name="gr1" draw:text-style-name="P2" draw:layer="layout" svg:width="9.887cm" svg:height="0.979cm" svg:x="9.75cm" svg:y="1.634cm">
            <draw:text-box>
              <text:p text:style-name="P1"><text:span text:style-name="T1">Ry</text:span><text:span text:style-name="T1">an </text:span><text:span text:style-name="T1">Ch</text:span><text:span text:style-name="T1">ris</text:span><text:span text:style-name="T1">to</text:span><text:span text:style-name="T1">ph</text:span><text:span text:style-name="T1">er </text:span><text:span text:style-name="T1">Mil</text:span><text:span text:style-name="T1">ler</text:span></text:p>
            </draw:text-box>
          </draw:frame>
          <draw:g>
            <draw:frame draw:style-name="gr2" draw:text-style-name="P3" draw:layer="layout" svg:width="12.723cm" svg:height="0.357cm" svg:x="7.064cm" svg:y="2.866cm">
              <draw:text-box>
                <text:p text:style-name="P1"><text:span text:style-name="T2"><text:a xlink:href="mailto:Miller.Christopher.Ryan@gmail.com" xlink:type="simple">Miller.Christopher.Ryan@gmail.com</text:a></text:span><text:span text:style-name="T3"><text:s/></text:span><text:span text:style-name="T3">| </text:span><text:span text:style-name="T2"><text:a xlink:href="https://devopsmachine.com/" xlink:type="simple">devopsmachine.com</text:a></text:span><text:span text:style-name="T4"><text:s/></text:span><text:span text:style-name="T5">| </text:span><text:span text:style-name="T5">W</text:span><text:span text:style-name="T5">a</text:span><text:span text:style-name="T5">s</text:span><text:span text:style-name="T5">h</text:span><text:span text:style-name="T5">i</text:span><text:span text:style-name="T5">n</text:span><text:span text:style-name="T5">g</text:span><text:span text:style-name="T5">t</text:span><text:span text:style-name="T5">o</text:span><text:span text:style-name="T5">n</text:span><text:span text:style-name="T5"> </text:span><text:span text:style-name="T5">D</text:span><text:span text:style-name="T5">.</text:span><text:span text:style-name="T5">C</text:span><text:span text:style-name="T5">. </text:span><text:span text:style-name="T5">M</text:span><text:span text:style-name="T5">e</text:span><text:span text:style-name="T5">t</text:span><text:span text:style-name="T5">r</text:span><text:span text:style-name="T5">o</text:span><text:span text:style-name="T5"> </text:span><text:span text:style-name="T5">A</text:span><text:span text:style-name="T5">r</text:span><text:span text:style-name="T5">e</text:span><text:span text:style-name="T5">a</text:span><text:span text:style-name="T3"> </text:span></text:p>
              </draw:text-box>
            </draw:frame>
          </draw:g>
        </draw:g>
        <draw:g>
          <draw:polygon draw:style-name="gr3" draw:text-style-name="P4" draw:layer="layout" svg:width="17.78cm" svg:height="0.106cm" svg:x="1.748cm" svg:y="4.117cm" svg:viewBox="0 0 17781 107" draw:points="0,107 17781,107 17781,0 0,0">
            <text:p/>
          </draw:polygon>
          <draw:frame draw:style-name="gr4" draw:text-style-name="P5" draw:layer="layout" svg:width="3.279cm" svg:height="0.568cm" svg:x="1.748cm" svg:y="3.59cm">
            <draw:text-box>
              <text:p text:style-name="P1"><text:span text:style-name="T6">EXPERI</text:span><text:span text:style-name="T6">ENCE</text:span></text:p>
            </draw:text-box>
          </draw:frame>
        </draw:g>
        <draw:g>
          <draw:g>
            <draw:g>
              <draw:polygon draw:style-name="gr3" draw:text-style-name="P4" draw:layer="layout" svg:width="3.524cm" svg:height="0.525cm" svg:x="16.234cm" svg:y="12.83cm" svg:viewBox="0 0 3525 526" draw:points="0,526 3525,526 3525,0 0,0">
                <text:p/>
              </draw:polygon>
              <draw:frame draw:style-name="gr5" draw:text-style-name="P6" draw:layer="layout" svg:width="3.279cm" svg:height="0.395cm" svg:x="16.357cm" svg:y="12.896cm">
                <draw:text-box>
                  <text:p text:style-name="P1"><text:span text:style-name="T7">May 2016 - Apr 2018</text:span></text:p>
                </draw:text-box>
              </draw:frame>
            </draw:g>
            <draw:g>
              <draw:frame draw:style-name="gr6" draw:text-style-name="P6" draw:layer="layout" svg:width="3.52cm" svg:height="0.395cm" svg:x="1.748cm" svg:y="12.83cm">
                <draw:text-box>
                  <text:p text:style-name="P1"><text:span text:style-name="T8">Application Engineer</text:span></text:p>
                </draw:text-box>
              </draw:frame>
              <draw:frame draw:style-name="gr7" draw:text-style-name="P6" draw:layer="layout" svg:width="4.794cm" svg:height="0.395cm" svg:x="1.762cm" svg:y="13.23cm">
                <draw:text-box>
                  <text:p text:style-name="P1"><text:span text:style-name="T9">Ace Info Solutions, Reston, VA</text:span></text:p>
                </draw:text-box>
              </draw:frame>
            </draw:g>
          </draw:g>
          <draw:g>
            <draw:frame draw:style-name="gr8" draw:text-style-name="P3" draw:layer="layout" svg:width="16.385cm" svg:height="0.378cm" svg:x="2.2cm" svg:y="13.83cm">
              <draw:text-box>
                <text:p text:style-name="P1"><text:span text:style-name="T3">• </text:span><text:span text:style-name="T3">Architected enterprise software </text:span><text:span text:style-name="T3">solutions to support the United </text:span><text:span text:style-name="T3">States Coast Guard’s Platform-as-</text:span><text:span text:style-name="T3">a-Service efforts.</text:span></text:p>
              </draw:text-box>
            </draw:frame>
            <draw:frame draw:style-name="gr9" draw:text-style-name="P3" draw:layer="layout" svg:width="15.259cm" svg:height="0.377cm" svg:x="2.2cm" svg:y="14.243cm">
              <draw:text-box>
                <text:p text:style-name="P1"><text:span text:style-name="T3">• </text:span><text:span text:style-name="T3">Created a Python file scraping library to cache and access Linux file metadata from a </text:span><text:span text:style-name="T3">compressed archive.</text:span></text:p>
              </draw:text-box>
            </draw:frame>
            <draw:frame draw:style-name="gr10" draw:text-style-name="P3" draw:layer="layout" svg:width="13.413cm" svg:height="0.378cm" svg:x="2.2cm" svg:y="14.656cm">
              <draw:text-box>
                <text:p text:style-name="P1"><text:span text:style-name="T3">• </text:span><text:span text:style-name="T3">Authored scripts to enforce </text:span><text:span text:style-name="T3">mitigations for security </text:span><text:span text:style-name="T3">vulnerabilities in Red Hat </text:span><text:span text:style-name="T3">Enterprise Linux.</text:span></text:p>
              </draw:text-box>
            </draw:frame>
          </draw:g>
        </draw:g>
        <draw:g>
          <draw:g>
            <draw:g>
              <draw:polygon draw:style-name="gr3" draw:text-style-name="P4" draw:layer="layout" svg:width="3.683cm" svg:height="0.523cm" svg:x="16.096cm" svg:y="15.316cm" svg:viewBox="0 0 3684 524" draw:points="0,524 3684,524 3684,0 0,0">
                <text:p/>
              </draw:polygon>
              <draw:frame draw:style-name="gr11" draw:text-style-name="P7" draw:layer="layout" svg:width="3.342cm" svg:height="0.395cm" svg:x="16.267cm" svg:y="15.381cm">
                <draw:text-box>
                  <text:p text:style-name="P1"><text:span text:style-name="T10">Aug 2015 - May 2016</text:span></text:p>
                </draw:text-box>
              </draw:frame>
            </draw:g>
            <draw:g>
              <draw:frame draw:style-name="gr12" draw:text-style-name="P7" draw:layer="layout" svg:width="4.828cm" svg:height="0.395cm" svg:x="1.769cm" svg:y="15.316cm">
                <draw:text-box>
                  <text:p text:style-name="P1"><text:span text:style-name="T8">Junior System Administrator</text:span></text:p>
                </draw:text-box>
              </draw:frame>
              <draw:frame draw:style-name="gr7" draw:text-style-name="P7" draw:layer="layout" svg:width="4.794cm" svg:height="0.395cm" svg:x="1.78cm" svg:y="15.716cm">
                <draw:text-box>
                  <text:p text:style-name="P1"><text:span text:style-name="T9">Ace Info Solutions, Reston, VA</text:span></text:p>
                </draw:text-box>
              </draw:frame>
            </draw:g>
          </draw:g>
          <draw:g>
            <draw:frame draw:style-name="gr13" draw:text-style-name="P8" draw:layer="layout" svg:width="15.505cm" svg:height="0.357cm" svg:x="2.221cm" svg:y="16.316cm">
              <draw:text-box>
                <text:p text:style-name="P1"><text:span text:style-name="T3">• </text:span><text:span text:style-name="T3">Provisioned, configured, and </text:span><text:span text:style-name="T3">decommissioned servers in a </text:span><text:span text:style-name="T3">large scale, multi-tenant, </text:span><text:span text:style-name="T3">enterprise environment.</text:span></text:p>
              </draw:text-box>
            </draw:frame>
            <draw:frame draw:style-name="gr14" draw:text-style-name="P8" draw:layer="layout" svg:width="16.233cm" svg:height="0.357cm" svg:x="2.221cm" svg:y="16.716cm">
              <draw:text-box>
                <text:p text:style-name="P1"><text:span text:style-name="T3">•</text:span><text:span text:style-name="T3"> </text:span><text:span text:style-name="T3">C</text:span><text:span text:style-name="T3">o</text:span><text:span text:style-name="T3">o</text:span><text:span text:style-name="T3">r</text:span><text:span text:style-name="T3">d</text:span><text:span text:style-name="T3">i</text:span><text:span text:style-name="T3">n</text:span><text:span text:style-name="T3">a</text:span><text:span text:style-name="T3">t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w</text:span><text:span text:style-name="T3">n</text:span><text:span text:style-name="T3">e</text:span><text:span text:style-name="T3">r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 </text:span><text:span text:style-name="T3">m</text:span><text:span text:style-name="T3">a</text:span><text:span text:style-name="T3">i</text:span><text:span text:style-name="T3">n</text:span><text:span text:style-name="T3">t</text:span><text:span text:style-name="T3">e</text:span><text:span text:style-name="T3">n</text:span><text:span text:style-name="T3">a</text:span><text:span text:style-name="T3">n</text:span><text:span text:style-name="T3">c</text:span><text:span text:style-name="T3">e</text:span><text:span text:style-name="T3"> </text:span><text:span text:style-name="T3">o</text:span><text:span text:style-name="T3">n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p</text:span><text:span text:style-name="T3">h</text:span><text:span text:style-name="T3">y</text:span><text:span text:style-name="T3">s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d</text:span><text:span text:style-name="T3"> </text:span><text:span text:style-name="T3">v</text:span><text:span text:style-name="T3">i</text:span><text:span text:style-name="T3">r</text:span><text:span text:style-name="T3">t</text:span><text:span text:style-name="T3">u</text:span><text:span text:style-name="T3">a</text:span><text:span text:style-name="T3">l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.</text:span></text:p>
              </draw:text-box>
            </draw:frame>
          </draw:g>
        </draw:g>
        <draw:g>
          <draw:polygon draw:style-name="gr3" draw:text-style-name="P4" draw:layer="layout" svg:width="17.78cm" svg:height="0.105cm" svg:x="1.769cm" svg:y="17.954cm" svg:viewBox="0 0 17781 106" draw:points="0,106 17781,106 17781,0 0,0">
            <text:p/>
          </draw:polygon>
          <draw:frame draw:style-name="gr15" draw:text-style-name="P5" draw:layer="layout" svg:width="1.805cm" svg:height="0.568cm" svg:x="1.769cm" svg:y="17.429cm">
            <draw:text-box>
              <text:p text:style-name="P1"><text:span text:style-name="T6">SKILLS</text:span></text:p>
            </draw:text-box>
          </draw:frame>
        </draw:g>
        <draw:g>
          <draw:polygon draw:style-name="gr3" draw:text-style-name="P4" draw:layer="layout" svg:width="17.78cm" svg:height="0.107cm" svg:x="1.769cm" svg:y="21.801cm" svg:viewBox="0 0 17781 108" draw:points="0,108 17781,108 17781,0 0,0">
            <text:p/>
          </draw:polygon>
          <draw:frame draw:style-name="gr16" draw:text-style-name="P5" draw:layer="layout" svg:width="3.025cm" svg:height="0.568cm" svg:x="1.769cm" svg:y="21.275cm">
            <draw:text-box>
              <text:p text:style-name="P1"><text:span text:style-name="T6">EDUCATION</text:span></text:p>
            </draw:text-box>
          </draw:frame>
        </draw:g>
        <draw:frame draw:style-name="gr17" draw:text-style-name="P7" draw:layer="layout" svg:width="9.328cm" svg:height="0.395cm" svg:x="1.769cm" svg:y="22.192cm">
          <draw:text-box>
            <text:p text:style-name="P1"><text:span text:style-name="T8">Bachelor of </text:span><text:span text:style-name="T8">Science, </text:span><text:span text:style-name="T8">Computer </text:span><text:span text:style-name="T8">Information </text:span><text:span text:style-name="T8">Technology</text:span></text:p>
          </draw:text-box>
        </draw:frame>
        <draw:frame draw:style-name="gr18" draw:text-style-name="P7" draw:layer="layout" svg:width="6.555cm" svg:height="0.395cm" svg:x="1.769cm" svg:y="22.615cm">
          <draw:text-box>
            <text:p text:style-name="P1"><text:span text:style-name="T9">Shepherd University, </text:span><text:span text:style-name="T9">Shepherdstown, WV</text:span></text:p>
          </draw:text-box>
        </draw:frame>
        <draw:g>
          <draw:polygon draw:style-name="gr3" draw:text-style-name="P4" draw:layer="layout" svg:width="17.78cm" svg:height="0.107cm" svg:x="1.794cm" svg:y="23.983cm" svg:viewBox="0 0 17781 108" draw:points="0,108 17781,108 17781,0 0,0">
            <text:p/>
          </draw:polygon>
          <draw:frame draw:style-name="gr19" draw:text-style-name="P5" draw:layer="layout" svg:width="3.922cm" svg:height="0.568cm" svg:x="1.794cm" svg:y="23.456cm">
            <draw:text-box>
              <text:p text:style-name="P1"><text:span text:style-name="T6">C</text:span><text:span text:style-name="T6">E</text:span><text:span text:style-name="T6">R</text:span><text:span text:style-name="T6">T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  </draw:text-box>
          </draw:frame>
        </draw:g>
        <draw:g>
          <draw:frame draw:style-name="gr20" draw:text-style-name="P7" draw:layer="layout" svg:width="2.813cm" svg:height="0.395cm" svg:x="16.893cm" svg:y="24.312cm">
            <draw:text-box>
              <text:p text:style-name="P1"><text:span text:style-name="T9">Amazon.com, Inc.</text:span></text:p>
            </draw:text-box>
          </draw:frame>
          <draw:g>
            <draw:frame draw:style-name="gr21" draw:text-style-name="P7" draw:layer="layout" svg:width="7.398cm" svg:height="0.395cm" svg:x="1.794cm" svg:y="24.366cm">
              <draw:text-box>
                <text:p text:style-name="P1"><text:span text:style-name="T8">Amazon Web </text:span><text:span text:style-name="T8">Services, </text:span><text:span text:style-name="T8">Developer </text:span><text:span text:style-name="T8">Associate</text:span></text:p>
              </draw:text-box>
            </draw:frame>
            <draw:frame draw:style-name="gr22" draw:text-style-name="P7" draw:layer="layout" svg:width="0.352cm" svg:height="0.471cm" svg:x="1.794cm" svg:y="24.312cm">
              <draw:text-box>
                <text:p text:style-name="P1"><text:span text:style-name="T11"><text:s/></text:span></text:p>
              </draw:text-box>
            </draw:frame>
            <draw:line draw:style-name="gr23" draw:text-style-name="P9" draw:layer="layout" svg:x1="1.794cm" svg:y1="25.123cm" svg:x2="5.226cm" svg:y2="25.123cm">
              <text:p/>
            </draw:line>
            <draw:frame draw:style-name="gr24" draw:text-style-name="P8" draw:layer="layout" svg:width="3.435cm" svg:height="0.357cm" svg:x="1.794cm" svg:y="24.807cm">
              <draw:text-box>
                <text:p text:style-name="P1"><text:span text:style-name="T12"><text:a xlink:href="https://www.certmetrics.com/amazon/public/verification.aspx?code=7X7D7642L2Q1QTWN" xlink:type="simple">#7X7D7642L2Q1QTWN</text:a></text:span></text:p>
              </draw:text-box>
            </draw:frame>
          </draw:g>
        </draw:g>
        <draw:g>
          <draw:frame draw:style-name="gr25" draw:text-style-name="P7" draw:layer="layout" svg:width="2.246cm" svg:height="0.395cm" svg:x="17.493cm" svg:y="25.412cm">
            <draw:text-box>
              <text:p text:style-name="P1"><text:span text:style-name="T9">CompTIA, Inc.</text:span></text:p>
            </draw:text-box>
          </draw:frame>
          <draw:g>
            <draw:frame draw:style-name="gr26" draw:text-style-name="P7" draw:layer="layout" svg:width="3.351cm" svg:height="0.395cm" svg:x="1.794cm" svg:y="25.47cm">
              <draw:text-box>
                <text:p text:style-name="P1"><text:span text:style-name="T8">CompTIA, </text:span><text:span text:style-name="T8">Security+</text:span></text:p>
              </draw:text-box>
            </draw:frame>
            <draw:frame draw:style-name="gr22" draw:text-style-name="P7" draw:layer="layout" svg:width="0.352cm" svg:height="0.471cm" svg:x="1.794cm" svg:y="25.412cm">
              <draw:text-box>
                <text:p text:style-name="P1"><text:span text:style-name="T11"><text:s/></text:span></text:p>
              </draw:text-box>
            </draw:frame>
            <draw:line draw:style-name="gr23" draw:text-style-name="P9" draw:layer="layout" svg:x1="1.794cm" svg:y1="26.223cm" svg:x2="5.497cm" svg:y2="26.223cm">
              <text:p/>
            </draw:line>
            <draw:frame draw:style-name="gr27" draw:text-style-name="P8" draw:layer="layout" svg:width="3.706cm" svg:height="0.357cm" svg:x="1.794cm" svg:y="25.907cm">
              <draw:text-box>
                <text:p text:style-name="P1"><text:span text:style-name="T12"><text:a xlink:href="https://www.certmetrics.com/comptia/public/verification.aspx?code=WDVGFMFM33FQCV3X" xlink:type="simple">#WDVGFMFM33FQCV3X</text:a></text:span></text:p>
              </draw:text-box>
            </draw:frame>
          </draw:g>
        </draw:g>
        <draw:g>
          <draw:g>
            <draw:frame draw:style-name="gr28" draw:text-style-name="P3" draw:layer="layout" svg:width="16.648cm" svg:height="0.357cm" svg:x="2.2cm" svg:y="8.029cm">
              <draw:text-box>
                <text:p text:style-name="P1"><text:span text:style-name="T3">• </text:span><text:span text:style-name="T3">Completed the United States </text:span><text:span text:style-name="T3">Coast Guard’s first custom iOS </text:span><text:span text:style-name="T3">(iPad) application for internal use by </text:span><text:span text:style-name="T3">marine inspectors.</text:span></text:p>
              </draw:text-box>
            </draw:frame>
            <draw:frame draw:style-name="gr29" draw:text-style-name="P3" draw:layer="layout" svg:width="16.673cm" svg:height="0.357cm" svg:x="2.2cm" svg:y="8.451cm">
              <draw:text-box>
                <text:p text:style-name="P1"><text:span text:style-name="T3">• </text:span><text:span text:style-name="T3">Responsible for full-stack </text:span><text:span text:style-name="T3">development of a frontend React </text:span><text:span text:style-name="T3">Native/Typescript/Mobx stack and </text:span><text:span text:style-name="T3">an ASP.NET backend.</text:span></text:p>
              </draw:text-box>
            </draw:frame>
            <draw:frame draw:style-name="gr30" draw:text-style-name="P3" draw:layer="layout" svg:width="17.57cm" svg:height="0.357cm" svg:x="2.2cm" svg:y="8.874cm">
              <draw:text-box>
                <text:p text:style-name="P1"><text:span text:style-name="T3">• </text:span><text:span text:style-name="T3">Configured application </text:span><text:span text:style-name="T3">authentication using Purebred </text:span><text:span text:style-name="T3">derived-CAC technology to allow </text:span><text:span text:style-name="T3">iOS to pass client certificates to IIS.</text:span></text:p>
              </draw:text-box>
            </draw:frame>
            <draw:frame draw:style-name="gr31" draw:text-style-name="P3" draw:layer="layout" svg:width="15.733cm" svg:height="0.357cm" svg:x="2.2cm" svg:y="9.296cm">
              <draw:text-box>
                <text:p text:style-name="P1"><text:span text:style-name="T3">• </text:span><text:span text:style-name="T3">Served as Technical Lead for beta-rollout of mobile application and backend API to a pilot group </text:span><text:span text:style-name="T3">of ~50 users.</text:span></text:p>
              </draw:text-box>
            </draw:frame>
          </draw:g>
          <draw:g>
            <draw:g>
              <draw:frame draw:style-name="gr32" draw:text-style-name="P6" draw:layer="layout" svg:width="5.493cm" svg:height="0.395cm" svg:x="1.748cm" svg:y="7.029cm">
                <draw:text-box>
                  <text:p text:style-name="P1"><text:span text:style-name="T8">Full-Stack Application Developer</text:span></text:p>
                </draw:text-box>
              </draw:frame>
              <draw:frame draw:style-name="gr33" draw:text-style-name="P6" draw:layer="layout" svg:width="3.262cm" svg:height="0.395cm" svg:x="1.748cm" svg:y="7.429cm">
                <draw:text-box>
                  <text:p text:style-name="P1"><text:span text:style-name="T9">Synergy, Reston, VA</text:span></text:p>
                </draw:text-box>
              </draw:frame>
            </draw:g>
            <draw:g>
              <draw:polygon draw:style-name="gr3" draw:text-style-name="P4" draw:layer="layout" svg:width="3.303cm" svg:height="0.525cm" svg:x="16.329cm" svg:y="7.029cm" svg:viewBox="0 0 3304 526" draw:points="0,526 3304,526 3304,0 0,0">
                <text:p/>
              </draw:polygon>
              <draw:frame draw:style-name="gr34" draw:text-style-name="P6" draw:layer="layout" svg:width="3.008cm" svg:height="0.395cm" svg:x="16.477cm" svg:y="7.095cm">
                <draw:text-box>
                  <text:p text:style-name="P1"><text:span text:style-name="T7">Mar 2019 - Present</text:span></text:p>
                </draw:text-box>
              </draw:frame>
              <draw:polygon draw:style-name="gr3" draw:text-style-name="P4" draw:layer="layout" svg:width="3.555cm" svg:height="0.525cm" svg:x="16.203cm" svg:y="7.029cm" svg:viewBox="0 0 3556 526" draw:points="0,526 3556,526 3556,0 0,0">
                <text:p/>
              </draw:polygon>
              <draw:frame draw:style-name="gr35" draw:text-style-name="P6" draw:layer="layout" svg:width="3.296cm" svg:height="0.395cm" svg:x="16.333cm" svg:y="7.095cm">
                <draw:text-box>
                  <text:p text:style-name="P1"><text:span text:style-name="T7">Mar 2019 - Sep 2019</text:span></text:p>
                </draw:text-box>
              </draw:frame>
            </draw:g>
          </draw:g>
        </draw:g>
        <draw:g>
          <draw:g>
            <draw:frame draw:style-name="gr36" draw:text-style-name="P3" draw:layer="layout" svg:width="13.561cm" svg:height="0.357cm" svg:x="2.211cm" svg:y="10.93cm">
              <draw:text-box>
                <text:p text:style-name="P1"><text:span text:style-name="T3">• </text:span><text:span text:style-name="T3">Developed full-stack web and </text:span><text:span text:style-name="T3">Python GIS applications for the </text:span><text:span text:style-name="T3">Federal Highway Administration.</text:span></text:p>
              </draw:text-box>
            </draw:frame>
            <draw:frame draw:style-name="gr37" draw:text-style-name="P3" draw:layer="layout" svg:width="13.312cm" svg:height="0.357cm" svg:x="2.211cm" svg:y="11.352cm">
              <draw:text-box>
                <text:p text:style-name="P1"><text:span text:style-name="T3">• </text:span><text:span text:style-name="T3">Lead team in establishing </text:span><text:span text:style-name="T3">standard development lifecycle </text:span><text:span text:style-name="T3">practices using DevOps principles.</text:span></text:p>
              </draw:text-box>
            </draw:frame>
            <draw:frame draw:style-name="gr38" draw:text-style-name="P3" draw:layer="layout" svg:width="15.356cm" svg:height="0.357cm" svg:x="2.211cm" svg:y="11.775cm">
              <draw:text-box>
                <text:p text:style-name="P1"><text:span text:style-name="T3">• </text:span><text:span text:style-name="T3">Configured continuous delivery </text:span><text:span text:style-name="T3">pipelines with AWS to automatically </text:span><text:span text:style-name="T3">deploy production application </text:span><text:span text:style-name="T3">changes.</text:span></text:p>
              </draw:text-box>
            </draw:frame>
            <draw:frame draw:style-name="gr39" draw:text-style-name="P3" draw:layer="layout" svg:width="15.373cm" svg:height="0.357cm" svg:x="2.211cm" svg:y="12.197cm">
              <draw:text-box>
                <text:p text:style-name="P1"><text:span text:style-name="T3">• </text:span><text:span text:style-name="T3">Created an authenticated, multi-user JavaScript (React) application to gather data from external </text:span><text:span text:style-name="T3">customers.</text:span></text:p>
              </draw:text-box>
            </draw:frame>
          </draw:g>
          <draw:g>
            <draw:g>
              <draw:frame draw:style-name="gr40" draw:text-style-name="P6" draw:layer="layout" svg:width="4.417cm" svg:height="0.395cm" svg:x="1.759cm" svg:y="9.93cm">
                <draw:text-box>
                  <text:p text:style-name="P1"><text:span text:style-name="T8">GIS Application Developer</text:span></text:p>
                </draw:text-box>
              </draw:frame>
              <draw:frame draw:style-name="gr41" draw:text-style-name="P6" draw:layer="layout" svg:width="7.156cm" svg:height="0.395cm" svg:x="1.759cm" svg:y="10.33cm">
                <draw:text-box>
                  <text:p text:style-name="P1"><text:span text:style-name="T9">Innovative Management Concepts, </text:span><text:span text:style-name="T9">Dulles, VA</text:span></text:p>
                </draw:text-box>
              </draw:frame>
            </draw:g>
            <draw:g>
              <draw:polygon draw:style-name="gr3" draw:text-style-name="P4" draw:layer="layout" svg:width="3.303cm" svg:height="0.525cm" svg:x="16.403cm" svg:y="9.93cm" svg:viewBox="0 0 3304 526" draw:points="0,526 3304,526 3304,0 0,0">
                <text:p/>
              </draw:polygon>
              <draw:frame draw:style-name="gr34" draw:text-style-name="P6" draw:layer="layout" svg:width="3.008cm" svg:height="0.395cm" svg:x="16.551cm" svg:y="9.996cm">
                <draw:text-box>
                  <text:p text:style-name="P1"><text:span text:style-name="T7">Mar 2019 - Present</text:span></text:p>
                </draw:text-box>
              </draw:frame>
              <draw:polygon draw:style-name="gr3" draw:text-style-name="P4" draw:layer="layout" svg:width="3.428cm" svg:height="0.525cm" svg:x="16.341cm" svg:y="9.93cm" svg:viewBox="0 0 3429 526" draw:points="0,526 3429,526 3429,0 0,0">
                <text:p/>
              </draw:polygon>
              <draw:frame draw:style-name="gr42" draw:text-style-name="P6" draw:layer="layout" svg:width="3.219cm" svg:height="0.395cm" svg:x="16.446cm" svg:y="9.996cm">
                <draw:text-box>
                  <text:p text:style-name="P1"><text:span text:style-name="T7">Apr 2018 - Mar 2019</text:span></text:p>
                </draw:text-box>
              </draw:frame>
            </draw:g>
          </draw:g>
        </draw:g>
        <draw:g>
          <draw:frame draw:style-name="gr43" draw:text-style-name="P7" draw:layer="layout" svg:width="15.035cm" svg:height="0.395cm" svg:x="4.316cm" svg:y="18.353cm">
            <draw:text-box>
              <text:p text:style-name="P1"><text:span text:style-name="T9">Leadership, Mentoring, </text:span><text:span text:style-name="T9">Communication, Self-Motivated, </text:span><text:span text:style-name="T9">Strong Problem Solver, Detail </text:span><text:span text:style-name="T9">Oriented</text:span></text:p>
            </draw:text-box>
          </draw:frame>
          <draw:frame draw:style-name="gr44" draw:text-style-name="P6" draw:layer="layout" svg:width="15.598cm" svg:height="0.395cm" svg:x="4.316cm" svg:y="18.77cm">
            <draw:text-box>
              <text:p text:style-name="P1"><text:span text:style-name="T9">Software Development, DevOps </text:span><text:span text:style-name="T9">Engineering, Business Process </text:span><text:span text:style-name="T9">Automation, Application Integration </text:span></text:p>
            </draw:text-box>
          </draw:frame>
          <draw:frame draw:style-name="gr45" draw:text-style-name="P6" draw:layer="layout" svg:width="15.174cm" svg:height="0.395cm" svg:x="4.316cm" svg:y="19.187cm">
            <draw:text-box>
              <text:p text:style-name="P1"><text:span text:style-name="T9">Python (Jython), JavaScript </text:span><text:span text:style-name="T9">(TypeScript), C#, C, HTML5, </text:span><text:span text:style-name="T9">CSS3, Shell (Bash, Zsh), JSON </text:span><text:span text:style-name="T9">(YAML)</text:span></text:p>
            </draw:text-box>
          </draw:frame>
          <draw:frame draw:style-name="gr46" draw:text-style-name="P6" draw:layer="layout" svg:width="14.383cm" svg:height="0.395cm" svg:x="4.316cm" svg:y="20.021cm">
            <draw:text-box>
              <text:p text:style-name="P1"><text:span text:style-name="T9">Kubernetes (OpenShift), Docker, </text:span><text:span text:style-name="T9">AWS, Red Hat Enterprise Linux, </text:span><text:span text:style-name="T9">Microsoft Windows Server</text:span></text:p>
            </draw:text-box>
          </draw:frame>
          <draw:frame draw:style-name="gr47" draw:text-style-name="P7" draw:layer="layout" svg:width="13.976cm" svg:height="0.395cm" svg:x="4.316cm" svg:y="20.438cm">
            <draw:text-box>
              <text:p text:style-name="P1"><text:span text:style-name="T9">Git, </text:span><text:span text:style-name="T9">Jenkins, </text:span><text:span text:style-name="T9">SonarQu</text:span><text:span text:style-name="T9">be, </text:span><text:span text:style-name="T9">NodeJS, </text:span><text:span text:style-name="T9">Visual </text:span><text:span text:style-name="T9">Studio, </text:span><text:span text:style-name="T9">Xcode, </text:span><text:span text:style-name="T9">MongoD</text:span><text:span text:style-name="T9">B, MS </text:span><text:span text:style-name="T9">SQL, IIS, </text:span><text:span text:style-name="T9">Apache</text:span></text:p>
            </draw:text-box>
          </draw:frame>
          <draw:frame draw:style-name="gr48" draw:text-style-name="P6" draw:layer="layout" svg:width="14.899cm" svg:height="0.395cm" svg:x="4.309cm" svg:y="19.604cm">
            <draw:text-box>
              <text:p text:style-name="P1"><text:span text:style-name="T9">React, React Native, Expo, Mobx, </text:span><text:span text:style-name="T9">Jest, BootStrap 4 (ReactStrap), </text:span><text:span text:style-name="T9">OWIN, Flask, PyTest, Sphinx</text:span></text:p>
            </draw:text-box>
          </draw:frame>
          <draw:frame draw:style-name="gr49" draw:text-style-name="P6" draw:layer="layout" svg:width="1.678cm" svg:height="0.395cm" svg:x="1.769cm" svg:y="18.795cm">
            <draw:text-box>
              <text:p text:style-name="P1"><text:span text:style-name="T9">Hard Skills</text:span></text:p>
            </draw:text-box>
          </draw:frame>
          <draw:frame draw:style-name="gr50" draw:text-style-name="P7" draw:layer="layout" svg:width="1.539cm" svg:height="0.395cm" svg:x="1.769cm" svg:y="18.377cm">
            <draw:text-box>
              <text:p text:style-name="P1"><text:span text:style-name="T9">Soft Skills</text:span></text:p>
            </draw:text-box>
          </draw:frame>
          <draw:frame draw:style-name="gr51" draw:text-style-name="P6" draw:layer="layout" svg:width="1.738cm" svg:height="0.395cm" svg:x="1.769cm" svg:y="19.213cm">
            <draw:text-box>
              <text:p text:style-name="P1"><text:span text:style-name="T9">Languages</text:span></text:p>
            </draw:text-box>
          </draw:frame>
          <draw:frame draw:style-name="gr52" draw:text-style-name="P6" draw:layer="layout" svg:width="1.484cm" svg:height="0.395cm" svg:x="1.769cm" svg:y="20.048cm">
            <draw:text-box>
              <text:p text:style-name="P1"><text:span text:style-name="T9">Platforms</text:span></text:p>
            </draw:text-box>
          </draw:frame>
          <draw:frame draw:style-name="gr53" draw:text-style-name="P7" draw:layer="layout" svg:width="1.386cm" svg:height="0.395cm" svg:x="1.769cm" svg:y="20.466cm">
            <draw:text-box>
              <text:p text:style-name="P1"><text:span text:style-name="T9">Software</text:span></text:p>
            </draw:text-box>
          </draw:frame>
          <draw:frame draw:style-name="gr54" draw:text-style-name="P6" draw:layer="layout" svg:width="1.941cm" svg:height="0.395cm" svg:x="1.769cm" svg:y="19.63cm">
            <draw:text-box>
              <text:p text:style-name="P1"><text:span text:style-name="T9">Frameworks</text:span></text:p>
            </draw:text-box>
          </draw:frame>
        </draw:g>
        <draw:g>
          <draw:g>
            <draw:frame draw:style-name="gr55" draw:text-style-name="P8" draw:layer="layout" svg:width="16.444cm" svg:height="0.357cm" svg:x="2.211cm" svg:y="5.549cm">
              <draw:text-box>
                <text:p text:style-name="P1"><text:span text:style-name="T3">• </text:span><text:span text:style-name="T13">Pushing </text:span><text:span text:style-name="T13">DevSecOps </text:span><text:span text:style-name="T13">adoption, though </text:span><text:span text:style-name="T13">containers and </text:span><text:span text:style-name="T13">continuous </text:span><text:span text:style-name="T13">integration/delivery, </text:span><text:span text:style-name="T13">within the U.S. Coast </text:span><text:span text:style-name="T13">Guard.</text:span></text:p>
              </draw:text-box>
            </draw:frame>
            <draw:frame draw:style-name="gr56" draw:text-style-name="P8" draw:layer="layout" svg:width="15.75cm" svg:height="0.357cm" svg:x="2.211cm" svg:y="5.973cm">
              <draw:text-box>
                <text:p text:style-name="P1"><text:span text:style-name="T3">• </text:span><text:span text:style-name="T13">Delivering a fully-</text:span><text:span text:style-name="T13">managed, scalable, </text:span><text:span text:style-name="T13">OpenShift cluster </text:span><text:span text:style-name="T13">for running highly-</text:span><text:span text:style-name="T13">available </text:span><text:span text:style-name="T13">containerized </text:span><text:span text:style-name="T13">applications.</text:span></text:p>
              </draw:text-box>
            </draw:frame>
            <draw:frame draw:style-name="gr28" draw:text-style-name="P8" draw:layer="layout" svg:width="16.648cm" svg:height="0.357cm" svg:x="2.211cm" svg:y="6.396cm">
              <draw:text-box>
                <text:p text:style-name="P1"><text:span text:style-name="T3">• </text:span><text:span text:style-name="T13">Creating Jenkins CI/</text:span><text:span text:style-name="T13">CD pipelines to run </text:span><text:span text:style-name="T13">tests, SonarQube </text:span><text:span text:style-name="T13">scans, and </text:span><text:span text:style-name="T13">Kubernetes </text:span><text:span text:style-name="T13">deployments, with </text:span><text:span text:style-name="T13">zero-downtime.</text:span></text:p>
              </draw:text-box>
            </draw:frame>
          </draw:g>
          <draw:g>
            <draw:g>
              <draw:polygon draw:style-name="gr3" draw:text-style-name="P4" draw:layer="layout" svg:width="3.303cm" svg:height="0.525cm" svg:x="16.466cm" svg:y="4.549cm" svg:viewBox="0 0 3304 526" draw:points="0,526 3304,526 3304,0 0,0">
                <text:p/>
              </draw:polygon>
              <draw:frame draw:style-name="gr34" draw:text-style-name="P6" draw:layer="layout" svg:width="3.008cm" svg:height="0.395cm" svg:x="16.614cm" svg:y="4.615cm">
                <draw:text-box>
                  <text:p text:style-name="P1"><text:span text:style-name="T7">Mar 2019 - Present</text:span></text:p>
                </draw:text-box>
              </draw:frame>
              <draw:polygon draw:style-name="gr3" draw:text-style-name="P4" draw:layer="layout" svg:width="3.303cm" svg:height="0.525cm" svg:x="16.466cm" svg:y="4.549cm" svg:viewBox="0 0 3304 526" draw:points="0,526 3304,526 3304,0 0,0">
                <text:p/>
              </draw:polygon>
              <draw:frame draw:style-name="gr57" draw:text-style-name="P6" draw:layer="layout" svg:width="3.025cm" svg:height="0.395cm" svg:x="16.606cm" svg:y="4.615cm">
                <draw:text-box>
                  <text:p text:style-name="P1"><text:span text:style-name="T7">Sep 2019 - Present</text:span></text:p>
                </draw:text-box>
              </draw:frame>
            </draw:g>
            <draw:g>
              <draw:frame draw:style-name="gr58" draw:text-style-name="P7" draw:layer="layout" svg:width="5.899cm" svg:height="0.395cm" svg:x="1.759cm" svg:y="4.549cm">
                <draw:text-box>
                  <text:p text:style-name="P1"><text:span text:style-name="T8">Subject Matter Expert </text:span><text:span text:style-name="T8">(DevSecOps)</text:span></text:p>
                </draw:text-box>
              </draw:frame>
              <draw:frame draw:style-name="gr7" draw:text-style-name="P7" draw:layer="layout" svg:width="4.794cm" svg:height="0.395cm" svg:x="1.759cm" svg:y="4.949cm">
                <draw:text-box>
                  <text:p text:style-name="P1"><text:span text:style-name="T9">Ace Info Solutions, Reston, VA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SystemUIFont" svg:font-family="AppleSystemUIFont"/>
    <style:font-face style:name="Arial1" svg:font-family="Arial"/>
    <style:font-face style:name="Arial Unicode MS1" svg:font-family="'Arial Unicode MS'"/>
    <style:font-face style:name="Liberation Sans1" svg:font-family="'Liberation Sans'"/>
    <style:font-face style:name="AppleSystemUIFont1" svg:font-family="AppleSystemUIFon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svg:stroke-color="#3465a4" draw:fill="solid" draw:fill-color="#729fcf"/>
      <style:paragraph-properties fo:text-align="end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20-02-12T15:20:50.614161275</dc:date>
    <meta:editing-duration>PT1H1M15S</meta:editing-duration>
    <meta:editing-cycles>23</meta:editing-cycles>
    <meta:generator>LibreOffice/6.3.0.4$MacOSX_X86_64 LibreOffice_project/057fc023c990d676a43019934386b85b21a9ee99</meta:generator>
    <meta:document-statistic meta:object-count="112"/>
  </office:meta>
</office:document-meta>
</file>